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3.063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r8" style:family="presentation" style:parent-style-name="Default7-notes">
      <style:graphic-properties draw:fill-color="#ffffff" draw:auto-grow-height="true" fo:min-height="12.572cm"/>
    </style:style>
    <style:style style:name="pr9" style:family="presentation" style:parent-style-name="Default8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1" fo:font-size="26pt" fo:text-shadow="1pt 1pt" style:font-size-asian="26pt" style:font-size-complex="26pt"/>
    </style:style>
    <style:style style:name="P6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1" fo:font-size="26pt" fo:text-shadow="none" fo:font-weight="bold" style:font-size-asian="26pt" style:font-weight-asian="bold" style:font-size-complex="26pt" style:font-weight-complex="bold"/>
    </style:style>
    <style:style style:name="P7" style:family="paragraph">
      <style:paragraph-properties fo:margin-left="0.318cm" fo:margin-right="0cm" fo:text-indent="0cm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1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1" fo:font-size="24pt" fo:text-shadow="none" fo:font-weight="bold" style:font-size-asian="24pt" style:font-weight-asian="bold" style:font-size-complex="24pt" style:font-weight-complex="bold"/>
    </style:style>
    <style:style style:name="T4" style:family="text"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ffffff" style:font-name="Segoe UI1" fo:font-size="26pt" fo:text-shadow="1pt 1pt" style:font-size-asian="26pt" style:font-size-complex="26pt"/>
    </style:style>
    <style:style style:name="T6" style:family="text">
      <style:text-properties fo:color="#000000" style:font-name="Segoe UI Semibold" fo:font-size="18pt" fo:text-shadow="none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654cm" svg:height="3.063cm" svg:x="1.27cm" svg:y="0.254cm">
          <draw:text-box>
            <text:p text:style-name="P1"><text:span text:style-name="T1">HYMN #906</text:span></text:p>
            <text:p text:style-name="P1"><text:span text:style-name="T2">“</text:span><text:span text:style-name="T2">O Day of Rest and Gladness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draw:frame draw:style-name="gr3" draw:text-style-name="P4" draw:layer="layout" svg:width="24.892cm" svg:height="7.011cm" svg:x="1.591cm" svg:y="0.617cm">
          <draw:text-box>
            <text:p text:style-name="P1"><text:span text:style-name="T3">1. </text:span><text:span text:style-name="T4">O day of rest and gladness,</text:span><text:span text:style-name="T4"><text:line-break/></text:span><text:span text:style-name="T4">O day of joy and light,</text:span><text:span text:style-name="T4"><text:line-break/></text:span><text:span text:style-name="T4">O balm of care and sadness,</text:span><text:span text:style-name="T4"><text:line-break/></text:span><text:span text:style-name="T4">Most beautiful, most bright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0">
        <draw:frame draw:style-name="gr3" draw:text-style-name="P4" draw:layer="layout" svg:width="24.892cm" svg:height="7.011cm" svg:x="1.524cm" svg:y="0.519cm">
          <draw:text-box>
            <text:p text:style-name="P1"><text:span text:style-name="T4">This day the high and lowly,</text:span><text:span text:style-name="T4"><text:line-break/></text:span><text:span text:style-name="T4">Through ages joined to bless,</text:span><text:span text:style-name="T4"><text:line-break/></text:span><text:span text:style-name="T4">Sing, “Holy, holy, holy,”</text:span><text:span text:style-name="T4"><text:line-break/></text:span><text:span text:style-name="T4">The triune God confes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 presentation:presentation-page-layout-name="AL1T0">
        <draw:frame draw:style-name="gr3" draw:text-style-name="P4" draw:layer="layout" svg:width="24.892cm" svg:height="7.011cm" svg:x="1.524cm" svg:y="0.609cm">
          <draw:text-box>
            <text:p text:style-name="P1"><text:span text:style-name="T3">2. </text:span><text:span text:style-name="T4">This day at earth’s creation</text:span><text:span text:style-name="T4"><text:line-break/></text:span><text:span text:style-name="T4">The light first had its birth;</text:span><text:span text:style-name="T4"><text:line-break/></text:span><text:span text:style-name="T4">This day for our salvation</text:span><text:span text:style-name="T4"><text:line-break/></text:span><text:span text:style-name="T4">Christ rose from depths of earth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 presentation:presentation-page-layout-name="AL1T0">
        <draw:frame draw:style-name="gr3" draw:text-style-name="P4" draw:layer="layout" svg:width="25.146cm" svg:height="7.011cm" svg:x="1.27cm" svg:y="0.508cm">
          <draw:text-box>
            <text:p text:style-name="P1"><text:span text:style-name="T4">This day our Lord victorious</text:span><text:span text:style-name="T4"><text:line-break/></text:span><text:span text:style-name="T4">The Spirit sent from heav’n,</text:span><text:span text:style-name="T4"><text:line-break/></text:span><text:span text:style-name="T4">And thus this day most glorious</text:span><text:span text:style-name="T4"><text:line-break/></text:span><text:span text:style-name="T4">A threefold light was giv’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5" presentation:presentation-page-layout-name="AL1T0">
        <draw:frame draw:style-name="gr3" draw:text-style-name="P5" draw:layer="layout" svg:width="25.146cm" svg:height="7.011cm" svg:x="1.524cm" svg:y="0.609cm">
          <draw:text-box>
            <text:p text:style-name="P1"><text:span text:style-name="T3">3. </text:span><text:span text:style-name="T4">This day, God’s people meeting,</text:span><text:span text:style-name="T4"><text:line-break/></text:span><text:span text:style-name="T4">His Holy Scripture hear;</text:span><text:span text:style-name="T4"><text:line-break/></text:span><text:span text:style-name="T4">His living presence greeting,</text:span><text:span text:style-name="T4"><text:line-break/></text:span><text:span text:style-name="T4">Through bread and wine made nea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6" presentation:presentation-page-layout-name="AL1T0">
        <draw:frame draw:style-name="gr3" draw:text-style-name="P4" draw:layer="layout" svg:width="24.892cm" svg:height="7.011cm" svg:x="1.524cm" svg:y="0.629cm">
          <draw:text-box>
            <text:p text:style-name="P1"><text:span text:style-name="T4">We journey on, believing,</text:span><text:span text:style-name="T4"><text:line-break/></text:span><text:span text:style-name="T4">Renewed with heav’nly might,</text:span><text:span text:style-name="T4"><text:line-break/></text:span><text:span text:style-name="T4">From grace more grace receiving,</text:span><text:span text:style-name="T4"><text:line-break/></text:span><text:span text:style-name="T4">On this blest day of ligh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7" presentation:presentation-page-layout-name="AL1T0">
        <draw:frame draw:style-name="gr3" draw:text-style-name="P6" draw:layer="layout" svg:width="24.892cm" svg:height="7.011cm" svg:x="1.524cm" svg:y="0.508cm">
          <draw:text-box>
            <text:p text:style-name="P1"><text:span text:style-name="T3">4.</text:span><text:span text:style-name="T4"> That light our hope sustaining,</text:span><text:span text:style-name="T4"><text:line-break/></text:span><text:span text:style-name="T4">We walk the pilgrim way,</text:span><text:span text:style-name="T4"><text:line-break/></text:span><text:span text:style-name="T4">At length our rest attaining,</text:span><text:span text:style-name="T4"><text:line-break/></text:span><text:span text:style-name="T4">Our endless Sabbath da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8" presentation:presentation-page-layout-name="AL1T0">
        <draw:frame draw:style-name="gr4" draw:text-style-name="P5" draw:layer="layout" svg:width="24.638cm" svg:height="14.16cm" svg:x="1.778cm" svg:y="0.508cm">
          <draw:text-box>
            <text:p text:style-name="P1"><text:span text:style-name="T4">We sing to Thee our praises,</text:span><text:span text:style-name="T4"><text:line-break/></text:span><text:span text:style-name="T4">O Father, Spirit, Son;</text:span><text:span text:style-name="T4"><text:line-break/></text:span><text:span text:style-name="T4">The Church her voice upraises</text:span><text:span text:style-name="T4"><text:line-break/></text:span><text:span text:style-name="T4">To Thee, blest Three in One.</text:span></text:p>
            <text:p text:style-name="P7"><text:span text:style-name="T5"/></text:p>
            <text:p text:style-name="P7"><text:span text:style-name="T6">© 1982 Charles P. Price.</text:span></text:p>
            <text:p text:style-name="P7"><text:span text:style-name="T6">Used by permission: </text:span></text:p>
            <text:p text:style-name="P7"><text:span text:style-name="T6">LSB Hymn License .NET, no. 100011038.; </text:span></text:p>
            <text:p text:style-name="P7"><text:span text:style-name="T6">© 1985 The Church Pension Fund. </text:span></text:p>
            <text:p text:style-name="P7"><text:span text:style-name="T6">Used by permission: </text:span></text:p>
            <text:p text:style-name="P7"><text:span text:style-name="T6">LSB Hymn License .NET, no. 100011038.</text:span><text:span text:style-name="T6"><text:line-break/></text:span><text:span text:style-name="T6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1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1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1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1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1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1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1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3T11:40:44.943000000</meta:creation-date>
    <dc:title>Hymn template</dc:title>
    <meta:editing-duration>PT24M56S</meta:editing-duration>
    <meta:editing-cycles>10</meta:editing-cycles>
    <meta:generator>LibreOffice/6.1.3.2$Windows_X86_64 LibreOffice_project/86daf60bf00efa86ad547e59e09d6bb77c699acb</meta:generator>
    <meta:initial-creator>Arthur Hoch</meta:initial-creator>
    <dc:date>2019-01-20T14:20:09.432000000</dc:date>
    <meta:document-statistic meta:object-count="156"/>
    <meta:template xlink:type="simple" xlink:actuate="onRequest" xlink:title="Hymn template" xlink:href="../../../../../AppData/Roaming/LibreOffice/4/user/template/Worship%20Templsates/Hymn%20template.otp" meta:date="2015-10-13T11:40:44.834000000"/>
  </office:meta>
</office:document-meta>
</file>